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1.817cm"/>
    </style:style>
    <style:style style:name="co4" style:family="table-column">
      <style:table-column-properties fo:break-before="auto" style:column-width="5.059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9.412cm"/>
    </style:style>
    <style:style style:name="co7" style:family="table-column">
      <style:table-column-properties fo:break-before="auto" style:column-width="3.459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fo:border="0.06pt solid #000000"/>
    </style:style>
    <style:style style:name="ce3" style:family="table-cell" style:parent-style-name="Default">
      <style:table-cell-properties fo:background-color="#ff8080" fo:border="0.06pt solid #000000"/>
    </style:style>
    <style:style style:name="ce4" style:family="table-cell" style:parent-style-name="Default">
      <style:table-cell-properties fo:background-color="#ccffcc" fo:wrap-option="wrap"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808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ffcc" fo:border="0.06pt solid #000000"/>
    </style:style>
    <style:style style:name="ce9" style:family="table-cell" style:parent-style-name="Default" style:data-style-name="N37">
      <style:table-cell-properties fo:background-color="#ccffcc" fo:border="0.06pt solid #000000"/>
    </style:style>
    <style:style style:name="ce10" style:family="table-cell" style:parent-style-name="Default" style:data-style-name="N37">
      <style:table-cell-properties fo:background-color="#ff8080" fo:border="0.06pt solid #000000"/>
    </style:style>
    <style:style style:name="ce11" style:family="table-cell" style:parent-style-name="Default">
      <style:table-cell-properties fo:background-color="#ccffcc" fo:wrap-option="wrap" fo:border="0.06pt solid #000000"/>
    </style:style>
    <style:style style:name="ce12" style:family="table-cell" style:parent-style-name="Default">
      <style:table-cell-properties fo:background-color="#ff8080" fo:wrap-option="wrap" fo:border="0.06pt solid #000000"/>
    </style:style>
    <style:style style:name="ce13" style:family="table-cell" style:parent-style-name="Default">
      <style:table-cell-properties fo:background-color="#ccffcc" fo:wrap-option="wrap" fo:border="0.06pt solid #000000"/>
      <style:text-properties fo:hyphenate="true"/>
    </style:style>
    <style:style style:name="ce14" style:family="table-cell" style:parent-style-name="Default">
      <style:table-cell-properties fo:background-color="#ff8080" fo:wrap-option="wrap" fo:border="0.06pt solid #000000"/>
      <style:text-properties fo:hyphenate="true"/>
    </style:style>
    <style:style style:name="ce15" style:family="table-cell" style:parent-style-name="Default">
      <style:table-cell-properties fo:background-color="#ccffcc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9"/>
        <table:table-column table:style-name="co4" table:default-cell-style-name="ce11"/>
        <table:table-column table:style-name="co1" table:default-cell-style-name="ce13"/>
        <table:table-column table:style-name="co5" table:default-cell-style-name="ce15"/>
        <table:table-column table:style-name="co6" table:default-cell-style-name="ce5"/>
        <table:table-column table:style-name="co7" table:default-cell-style-name="ce2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Notificado?</text:p>
          </table:table-cell>
          <table:table-cell table:style-name="ce1" office:value-type="string" calcext:value-type="string">
            <text:p>Solucionado?</text:p>
          </table:table-cell>
          <table:table-cell table:style-name="ce1" office:value-type="string" calcext:value-type="string">
            <text:p>Diretório</text:p>
          </table:table-cell>
          <table:table-cell table:style-name="ce16" office:value-type="string" calcext:value-type="string">
            <text:p>Necessita alteração da GCO?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lizandraottmann</text:p>
          </table:table-cell>
          <table:table-cell office:value-type="string" calcext:value-type="string">
            <text:p>c5aa7a7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nome do documento incorreto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oc-DD-UFG/Gerência/plano_de_riscos_1.0.0_SDD-UFG (1).docx 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lizandraottmann</text:p>
          </table:table-cell>
          <table:table-cell office:value-type="string" calcext:value-type="string">
            <text:p>cdf89b4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nome do documento incorreto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oc-DD-UFG/Gerência/plano_projeto_SDD.docx </text:p>
          </table:table-cell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lizandraottmann</text:p>
          </table:table-cell>
          <table:table-cell office:value-type="string" calcext:value-type="string">
            <text:p>31b1f91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versao incorreta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oc-DD-UFG/Gerência/Relatorios/relatorio_de_acompanhamento_2.0_SDD.docx.docx 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table:style-name="ce4" office:value-type="string" calcext:value-type="string">
            <text:p>leticianb1</text:p>
          </table:table-cell>
          <table:table-cell office:value-type="string" calcext:value-type="string">
            <text:p>a9aa857</text:p>
          </table:table-cell>
          <table:table-cell office:value-type="date" office:date-value="2015-11-10" calcext:value-type="date">
            <text:p>10/11/15</text:p>
          </table:table-cell>
          <table:table-cell office:value-type="string" calcext:value-type="string">
            <text:p>versao incorreta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oc-DD-UFG/Teste/plano_de_teste_1.0_SDD-UFG.docx 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table:style-name="ce5" office:value-type="string" calcext:value-type="string">
            <text:p><text:a xlink:href="https://github.com/larissamean" xlink:type="simple">larissamean</text:a> </text:p>
          </table:table-cell>
          <table:table-cell table:style-name="ce8" office:value-type="string" calcext:value-type="string">
            <text:p>“7e61988”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nome do documento incorreto – falta versao e projeto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oc-DD-UFG/Medição/Planilha_medicao.xlsx </text:p>
          </table:table-cell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lizandraottmann</text:p>
          </table:table-cell>
          <table:table-cell office:value-type="string" calcext:value-type="string">
            <text:p>2c837de</text:p>
          </table:table-cell>
          <table:table-cell office:value-type="date" office:date-value="2015-11-14" calcext:value-type="date">
            <text:p>14/11/15</text:p>
          </table:table-cell>
          <table:table-cell office:value-type="string" calcext:value-type="string">
            <text:p>nome do documento incorreto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a xlink:href="https://github.com/weslleyma/sdd-ufg/tree/2c837dec8160b0dc1eac86d606b757ba10dafdeb/Doc-DD-UFG" xlink:type="simple">Doc-DD-UFG</text:a>/<text:a xlink:href="https://github.com/weslleyma/sdd-ufg/tree/2c837dec8160b0dc1eac86d606b757ba10dafdeb/Doc-DD-UFG/Qualidade" xlink:type="simple">Qualidade</text:a>/<text:a xlink:href="https://github.com/weslleyma/sdd-ufg/tree/2c837dec8160b0dc1eac86d606b757ba10dafdeb/Doc-DD-UFG/Qualidade/Teste" xlink:type="simple">Teste</text:a>/checklist_de_qualidade_de_processo_e_produto_Teste_1.0.0_SDD-UFG_201511132125 (1).xlsx </text:p>
          </table:table-cell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lizandraottmann</text:p>
          </table:table-cell>
          <table:table-cell office:value-type="string" calcext:value-type="string">
            <text:p>86432f0</text:p>
          </table:table-cell>
          <table:table-cell office:value-type="date" office:date-value="2015-11-15" calcext:value-type="date">
            <text:p>15/11/15</text:p>
          </table:table-cell>
          <table:table-cell office:value-type="string" calcext:value-type="string">
            <text:p>nome do documento incorreto – data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oc-DD-UFG/Gerência/Relatorios/relatorio_de_acompanhamento_1.0_SDD_141120151615.docx.docx </text:p>
          </table:table-cell>
          <table:table-cell office:value-type="string" calcext:value-type="string">
            <text:p>Não</text:p>
          </table:table-cell>
        </table:table-row>
        <table:table-row table:style-name="ro2">
          <table:table-cell office:value-type="string" calcext:value-type="string">
            <text:p>master</text:p>
          </table:table-cell>
          <table:table-cell table:style-name="ce5" office:value-type="string" calcext:value-type="string">
            <text:p><text:a xlink:href="https://github.com/thdurante" xlink:type="simple">thdurante</text:a> </text:p>
          </table:table-cell>
          <table:table-cell office:value-type="string" calcext:value-type="string">
            <text:p>9e6e848</text:p>
          </table:table-cell>
          <table:table-cell office:value-type="date" office:date-value="2015-11-15" calcext:value-type="date">
            <text:p>15/11/15</text:p>
          </table:table-cell>
          <table:table-cell office:value-type="string" calcext:value-type="string">
            <text:p>possível problema – commit não associado a uma task</text:p>
          </table:table-cell>
          <table:table-cell office:value-type="string" calcext:value-type="string">
            <text:p>Não é necessár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-DD-UFG/Método de Estimativas/metodo_de_estimativas_front-end_1.0.0_SDD-UFG.xlsx 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table:style-name="ce3" office:value-type="string" calcext:value-type="string">
            <text:p>arquitetura-master</text:p>
          </table:table-cell>
          <table:table-cell table:style-name="ce6" office:value-type="string" calcext:value-type="string">
            <text:p><text:a xlink:href="https://github.com/weslleyma/sdd-ufg/commits/arquitetura-master?author=BrunoSoares-LABORA" xlink:type="simple">BrunoSoares-LABORA</text:a> </text:p>
          </table:table-cell>
          <table:table-cell table:style-name="ce3" office:value-type="string" calcext:value-type="string">
            <text:p>7ae59e6</text:p>
          </table:table-cell>
          <table:table-cell table:style-name="ce10" office:value-type="date" office:date-value="2015-11-12" calcext:value-type="date">
            <text:p>12/11/15</text:p>
          </table:table-cell>
          <table:table-cell table:style-name="ce12" office:value-type="string" calcext:value-type="string">
            <text:p>nomes incorretos – não consta versão e nome do projeto</text:p>
          </table:table-cell>
          <table:table-cell table:style-name="ce14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6" office:value-type="string" calcext:value-type="string">
            <text:p>Doc-DD-UFG/Arquitetura </text:p>
          </table:table-cell>
          <table:table-cell table:style-name="ce3" office:value-type="string" calcext:value-type="string">
            <text:p>Sim – Alterar plano</text:p>
          </table:table-cell>
        </table:table-row>
        <table:table-row table:style-name="ro2">
          <table:table-cell office:value-type="string" calcext:value-type="string">
            <text:p>arquitetura-master</text:p>
          </table:table-cell>
          <table:table-cell table:style-name="ce5" office:value-type="string" calcext:value-type="string">
            <text:p><text:a xlink:href="https://github.com/almeida-samuel" xlink:type="simple">almeida-samuel</text:a> </text:p>
          </table:table-cell>
          <table:table-cell office:value-type="string" calcext:value-type="string">
            <text:p>e72d277</text:p>
          </table:table-cell>
          <table:table-cell office:value-type="date" office:date-value="2015-11-14" calcext:value-type="date">
            <text:p>14/11/15</text:p>
          </table:table-cell>
          <table:table-cell office:value-type="string" calcext:value-type="string">
            <text:p>versao incorreta</text:p>
          </table:table-cell>
          <table:table-cell office:value-type="string" calcext:value-type="string">
            <text:p>sim</text:p>
          </table:table-cell>
          <table:table-cell table:style-name="ce2" office:value-type="string" calcext:value-type="string">
            <text:p>Sim</text:p>
          </table:table-cell>
          <table:table-cell office:value-type="string" calcext:value-type="string">
            <text:p><text:a xlink:href="https://github.com/weslleyma/sdd-ufg/tree/e72d277bc4d05f0cf26312fea8d37fc06c67ab71" xlink:type="simple">sdd-ufg</text:a>/<text:a xlink:href="https://github.com/weslleyma/sdd-ufg/tree/e72d277bc4d05f0cf26312fea8d37fc06c67ab71/Doc-DD-UFG" xlink:type="simple">Doc-DD-UFG</text:a>/<text:a xlink:href="https://github.com/weslleyma/sdd-ufg/tree/e72d277bc4d05f0cf26312fea8d37fc06c67ab71/Doc-DD-UFG/Qualidade" xlink:type="simple">Qualidade</text:a>/<text:a xlink:href="https://github.com/weslleyma/sdd-ufg/tree/e72d277bc4d05f0cf26312fea8d37fc06c67ab71/Doc-DD-UFG/Qualidade/Gerência" xlink:type="simple">Gerência</text:a>/checklist_de_qualidade_de_processo_e_produto_GPR_MED_GCO_2.0.0_SDD-UFG_201511062200.xlsx </text:p>
          </table:table-cell>
          <table:table-cell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29:16.253000000</meta:creation-date>
    <dc:date>2015-11-15T18:39:27.703000000</dc:date>
    <meta:editing-duration>PT1H20M15S</meta:editing-duration>
    <meta:editing-cycles>3</meta:editing-cycles>
    <meta:generator>LibreOffice/4.2.5.2$Windows_x86 LibreOffice_project/6ff819b65674ae6c83f3cbab9e4a4c2b292a7a94</meta:generator>
    <meta:document-statistic meta:table-count="1" meta:cell-count="99" meta:object-count="0"/>
  </office:meta>
</office:document-meta>
</file>